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Predeterminado"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Text_20_body">
      <style:text-properties style:font-name="Calibri1" fo:font-size="12pt" style:font-size-asian="12pt" style:font-size-complex="12pt"/>
    </style:style>
    <style:style style:name="P2" style:family="paragraph" style:parent-style-name="Text_20_body" style:list-style-name="L6">
      <style:text-properties style:font-name="Calibri1" fo:font-size="12pt" style:font-size-asian="12pt" style:font-size-complex="12pt"/>
    </style:style>
    <style:style style:name="P3" style:family="paragraph" style:parent-style-name="Text_20_body" style:list-style-name="L7">
      <style:text-properties style:font-name="Calibri1" fo:font-size="12pt" fo:font-weight="bold" style:font-size-asian="12pt" style:font-weight-asian="bold" style:font-size-complex="12pt" style:font-weight-complex="bold"/>
    </style:style>
    <style:style style:name="P4" style:family="paragraph" style:parent-style-name="Text_20_body" style:list-style-name="L7">
      <style:text-properties style:font-name="Calibri1" fo:font-size="12pt" fo:font-weight="bold" style:font-name-asian="Arial Unicode MS" style:font-size-asian="12pt" style:font-weight-asian="bold" style:font-name-complex="Mangal" style:font-size-complex="12pt" style:font-weight-complex="bold"/>
    </style:style>
    <style:style style:name="P5" style:family="paragraph" style:parent-style-name="Text_20_body">
      <style:text-properties style:font-name="Calibri1" fo:font-size="12pt" style:font-name-asian="Arial Unicode MS" style:font-size-asian="12pt" style:font-name-complex="Mangal" style:font-size-complex="12pt"/>
    </style:style>
    <style:style style:name="P6" style:family="paragraph" style:parent-style-name="Text_20_body">
      <style:text-properties fo:font-weight="bold" style:font-weight-asian="bold" style:font-weight-complex="bold"/>
    </style:style>
    <style:style style:name="P7" style:family="paragraph" style:parent-style-name="Text_20_body" style:list-style-name="L2">
      <style:text-properties fo:font-weight="bold" style:font-weight-asian="bold" style:font-weight-complex="bold"/>
    </style:style>
    <style:style style:name="P8" style:family="paragraph" style:parent-style-name="Text_20_body" style:list-style-name="L5">
      <style:text-properties fo:font-weight="bold" style:font-weight-asian="bold" style:font-weight-complex="bold"/>
    </style:style>
    <style:style style:name="P9" style:family="paragraph" style:parent-style-name="Text_20_body" style:list-style-name="L2"/>
    <style:style style:name="P10" style:family="paragraph" style:parent-style-name="Text_20_body">
      <style:text-properties fo:font-style="normal" fo:font-weight="bold" style:font-style-asian="normal" style:font-weight-asian="bold" style:font-style-complex="normal" style:font-weight-complex="bold"/>
    </style:style>
    <style:style style:name="P11" style:family="paragraph" style:parent-style-name="Text_20_body" style:list-style-name="L2">
      <style:text-properties fo:font-style="normal" fo:font-weight="bold" style:font-style-asian="normal" style:font-weight-asian="bold" style:font-style-complex="normal" style:font-weight-complex="bold"/>
    </style:style>
    <style:style style:name="P12" style:family="paragraph" style:parent-style-name="Text_20_body" style:list-style-name="L4"/>
    <style:style style:name="P13" style:family="paragraph" style:parent-style-name="Text_20_body" style:list-style-name="L6"/>
    <style:style style:name="P14" style:family="paragraph" style:parent-style-name="Text_20_body">
      <style:text-properties style:font-name="Calibri" fo:font-size="12pt" style:font-size-asian="12pt" style:font-size-complex="12pt"/>
    </style:style>
    <style:style style:name="P15" style:family="paragraph" style:parent-style-name="Texto_5f_portada" style:list-style-name="">
      <style:paragraph-properties fo:margin-left="1.958cm" fo:margin-right="0cm" fo:text-indent="0cm" style:auto-text-indent="false"/>
      <style:text-properties fo:font-weight="bold" style:font-weight-asian="bold" style:font-weight-complex="bold"/>
    </style:style>
    <style:style style:name="P16" style:family="paragraph" style:parent-style-name="Subtítulo_5f_portada">
      <style:text-properties style:font-name="Calibri"/>
    </style:style>
    <style:style style:name="P17" style:family="paragraph" style:parent-style-name="Universidad_5f_portada">
      <style:text-properties style:font-name="Calibri" fo:font-size="14pt" style:font-size-asian="14pt" style:font-size-complex="14pt"/>
    </style:style>
    <style:style style:name="P18" style:family="paragraph" style:parent-style-name="EPS_5f_portada">
      <style:paragraph-properties fo:margin-top="0cm" fo:margin-bottom="0.4cm"/>
      <style:text-properties style:font-name="Calibri" fo:font-size="14pt" style:font-size-asian="14pt" style:font-size-complex="14pt"/>
    </style:style>
    <style:style style:name="P19" style:family="paragraph" style:parent-style-name="Heading_20_1">
      <style:paragraph-properties fo:break-before="page"/>
    </style:style>
    <style:style style:name="P20" style:family="paragraph" style:parent-style-name="Contents_20_1">
      <style:paragraph-properties>
        <style:tab-stops>
          <style:tab-stop style:position="17.006cm" style:type="right" style:leader-style="dotted" style:leader-text="."/>
        </style:tab-stops>
      </style:paragraph-properties>
    </style:style>
    <style:style style:name="P21" style:family="paragraph" style:parent-style-name="Contents_20_2">
      <style:paragraph-properties>
        <style:tab-stops>
          <style:tab-stop style:position="16.506cm" style:type="right" style:leader-style="dotted" style:leader-text="."/>
        </style:tab-stops>
      </style:paragraph-properties>
    </style:style>
    <style:style style:name="P22" style:family="paragraph" style:parent-style-name="Contents_20_3">
      <style:paragraph-properties>
        <style:tab-stops>
          <style:tab-stop style:position="16.007cm" style:type="right" style:leader-style="dotted" style:leader-text="."/>
        </style:tab-stops>
      </style:paragraph-properties>
    </style:style>
    <style:style style:name="P23" style:family="paragraph" style:parent-style-name="Título_5f_portada">
      <style:text-properties style:font-name="Calibri" fo:font-size="20pt" fo:font-weight="normal" style:font-size-asian="20pt" style:font-weight-asian="normal" style:font-size-complex="20pt" style:font-weight-complex="normal"/>
    </style:style>
    <style:style style:name="P24" style:family="paragraph" style:parent-style-name="Título_5f_portada" style:master-page-name="First_20_Page">
      <style:paragraph-properties style:page-number="auto"/>
      <style:text-properties style:font-name="Calibri" fo:font-size="20pt" style:font-size-asian="20pt" style:font-size-complex="20pt"/>
    </style:style>
    <style:style style:name="P25" style:family="paragraph" style:parent-style-name="Requsito_20_de_20_información" style:list-style-name="L1"/>
    <style:style style:name="P26" style:family="paragraph" style:parent-style-name="Requsito_20_de_20_información" style:list-style-name="L1">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P27" style:family="paragraph" style:parent-style-name="Requsito_20_de_20_información" style:list-style-name="L1">
      <style:paragraph-properties fo:margin-top="0.423cm" fo:margin-bottom="0.212cm" fo:keep-with-next="always"/>
    </style:style>
    <style:style style:name="P28" style:family="paragraph" style:parent-style-name="Contents_20_4">
      <style:paragraph-properties>
        <style:tab-stops>
          <style:tab-stop style:position="15.508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normal" style:font-name-asian="Arial Unicode MS" style:font-style-asian="normal" style:font-weight-asian="normal" style:font-name-complex="Mangal" style:font-style-complex="normal" style:font-weight-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fo:font-weight="bold" style:font-style-asian="normal" style:font-weight-asian="bold" style:font-style-complex="normal" style:font-weight-complex="normal"/>
    </style:style>
    <style:style style:name="T8" style:family="text">
      <style:text-properties fo:font-style="normal" fo:font-weight="bold" style:font-name-asian="Arial Unicode MS" style:font-style-asian="normal" style:font-weight-asian="bold" style:font-name-complex="Mangal" style:font-style-complex="normal" style:font-weight-complex="bold"/>
    </style:style>
    <style:style style:name="T9" style:family="text">
      <style:text-properties style:font-name="Arial" fo:font-size="14pt" style:font-name-asian="Arial Unicode MS" style:font-size-asian="14pt" style:font-name-complex="Mangal" style:font-size-complex="14pt"/>
    </style:style>
    <style:style style:name="T10" style:family="text">
      <style:text-properties style:font-name="Arial" fo:font-size="14pt" fo:font-style="normal" fo:font-weight="normal" style:font-name-asian="Arial Unicode MS" style:font-size-asian="14pt" style:font-style-asian="normal" style:font-weight-asian="normal" style:font-name-complex="Mangal" style:font-size-complex="14pt" style:font-style-complex="normal" style:font-weight-complex="normal"/>
    </style:style>
    <style:style style:name="T11" style:family="text">
      <style:text-properties fo:font-weight="normal" style:font-weight-asian="normal" style:font-weight-complex="normal"/>
    </style:style>
    <style:style style:name="T12" style:family="text">
      <style:text-properties fo:font-weight="normal" style:font-name-asian="Arial Unicode MS" style:font-weight-asian="normal" style:font-name-complex="Mangal" style:font-weight-complex="normal"/>
    </style:style>
    <style:style style:name="T13" style:family="text">
      <style:text-properties fo:font-weight="bold" style:font-weight-asian="bold" style:font-weight-complex="bold"/>
    </style:style>
    <style:style style:name="T14" style:family="text">
      <style:text-properties style:font-name-asian="Arial Unicode MS" style:font-name-complex="Mangal"/>
    </style:style>
    <style:style style:name="T15" style:family="text">
      <style:text-properties style:font-name="Calibri1" fo:font-size="12pt" style:font-name-asian="Arial Unicode MS" style:font-size-asian="12pt" style:font-name-complex="Mangal" style:font-size-complex="12pt"/>
    </style:style>
    <style:style style:name="T16" style:family="text">
      <style:text-properties style:font-name="Calibri1" fo:font-size="12pt" fo:font-weight="normal" style:font-name-asian="Arial Unicode MS" style:font-size-asian="12pt" style:font-weight-asian="normal" style:font-name-complex="Mangal" style:font-size-complex="12pt" style:font-weight-complex="normal"/>
    </style:style>
    <style:style style:name="T17" style:family="text">
      <style:text-properties style:font-name="Calibri1" fo:font-size="12pt" fo:font-style="italic" fo:font-weight="normal" style:font-name-asian="Arial Unicode MS" style:font-size-asian="12pt" style:font-style-asian="italic" style:font-weight-asian="normal" style:font-name-complex="Mangal" style:font-size-complex="12pt" style:font-style-complex="italic" style:font-weight-complex="normal"/>
    </style:style>
    <style:style style:name="T18" style:family="text">
      <style:text-properties style:font-name="Calibri1" fo:font-size="12pt" fo:font-style="normal" fo:font-weight="normal" style:font-name-asian="Arial Unicode MS" style:font-size-asian="12pt" style:font-style-asian="normal" style:font-weight-asian="normal" style:font-name-complex="Mangal" style:font-size-complex="12pt" style:font-style-complex="normal" style:font-weight-complex="normal"/>
    </style:style>
    <style:style style:name="T19" style:family="text">
      <style:text-properties style:font-name="Calibri1" fo:font-size="12pt" fo:font-style="normal" fo:font-weight="bold" style:font-name-asian="Arial Unicode MS" style:font-size-asian="12pt" style:font-style-asian="normal" style:font-weight-asian="bold" style:font-name-complex="Mangal" style:font-size-complex="12pt" style:font-style-complex="normal" style:font-weight-complex="bol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RI-" style:num-suffix="." style:num-format="1">
        <style:list-level-properties text:list-level-position-and-space-mode="label-alignment">
          <style:list-level-label-alignment text:label-followed-by="space" fo:text-indent="-2.18cm" fo:margin-left="3.18cm"/>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Juegos Web Interactivos para Entrenamiento Visual</text:p>
      <text:p text:style-name="P16">Ingeniería en informática</text:p>
      <text:p text:style-name="P17">Universidad de Córdoba</text:p>
      <text:p text:style-name="P18">Escuela Politécnica Superior</text:p>
      <text:p text:style-name="P23">ESPECIFICACIÓN DE REQUISITOS</text:p>
      <text:p text:style-name="Texto_5f_portada"><text:span text:style-name="T11">Autor:</text:span><text:span text:style-name="T13"> Manuel Navarro Pérez</text:span></text:p>
      <text:p text:style-name="Texto_5f_portada"><text:span text:style-name="T11">Directores:</text:span> <text:span text:style-name="T13">Antonio Arauzo Azofra</text:span></text:p>
      <text:p text:style-name="P15">Antonio Tomás González Espejo</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20"><text:s/>1 Especificación de requisitos<text:tab/>2</text:p>
          <text:p text:style-name="P21"><text:s/>1.1 Requisitos de información<text:tab/>2</text:p>
          <text:p text:style-name="P22"><text:s/>1.1.1 Usuarios<text:tab/>3</text:p>
          <text:p text:style-name="P28">RI-1.Paciente<text:tab/>3</text:p>
          <text:p text:style-name="P28">RI-2.Especialista<text:tab/>4</text:p>
          <text:p text:style-name="P22"><text:s/>1.1.2 Histórico del sistema<text:tab/>5</text:p>
          <text:p text:style-name="P28">RI-3.Histórico<text:tab/>5</text:p>
          <text:p text:style-name="P22"><text:s/>1.1.3 Juegos<text:tab/>5</text:p>
          <text:p text:style-name="P28">RI-4.Juego<text:tab/>5</text:p>
          <text:p text:style-name="P22"><text:s/>1.1.4 Pantallas<text:tab/>5</text:p>
          <text:p text:style-name="P28">RI-5.Pantalla<text:tab/>6</text:p>
          <text:p text:style-name="P22"><text:s/>1.1.5 Mensajes<text:tab/>6</text:p>
          <text:p text:style-name="P28">RI-6.Solicitud<text:tab/>6</text:p>
          <text:p text:style-name="P28">RI-7.Sugerencia de juego<text:tab/>6</text:p>
          <text:p text:style-name="P28">RI-8.Comentario<text:tab/>6</text:p>
          <text:p text:style-name="P21"><text:s/>1.2 Requisitos funcionales<text:tab/>7</text:p>
        </text:index-body>
      </text:table-of-content>
      <text:h text:style-name="P19" text:outline-level="1">Especificación de requisitos</text:h>
      <text:p text:style-name="Text_20_body">En este apartado se va a ofrecer una visión más detallada del sistema que se va a desarrollar además de la descripción de características de la información que se va a manejar así como las relaciones que se establecen entre sí.</text:p>
      <text:p text:style-name="Text_20_body">Tal y como se ha comentado en apartados anteriores el objetivo principal del proyecto consiste en la creación de una “<text:span text:style-name="T1">web app</text:span><text:span text:style-name="T1"><text:note text:id="ftn0" text:note-class="footnote"><text:note-citation>1</text:note-citation><text:note-body><text:p text:style-name="Footnote">Se denomina aplicación web <text:s/>a aquellas herramientas que los usuarios pueden utilizar accediendo a un servidor web a través de Internet mediante un navegador. En otras palabras, es una aplicación software que se codifica en un lenguaje soportado por los navegadores web en la que se confía la ejecución al navegador.</text:p></text:note-body></text:note></text:span><text:span text:style-name="T1">” </text:span><text:span text:style-name="T3">para el tratamiento de deficiencias visuales como la ambliopía o el estrabismo.</text:span></text:p>
      <text:h text:style-name="Heading_20_2" text:outline-level="2"><text:bookmark text:name="__RefHeading__1064_1807624222"/><text:span text:style-name="T3">Requisitos de información</text:span><text:bookmark-end text:name="__RefHeading__1064_1807624222"/></text:h>
      <text:p text:style-name="Text_20_body">Como se trata de un sistema para el tratamiento de un determinado problema se necesita distinguir entre dos tipos de usuario, el primero será el especialista que trate dicho problema y el segundo será el paciente que presente, en este caso, un problema visual.</text:p>
      <text:p text:style-name="Text_20_body">El paciente, en el momento de tramitar su ingreso al sistema tiene la opción de elegir de entre un grupo de especialista para elegir aquél que mejor se adapte a sus necesidades, bien sea por cercanía a la consulta física del especialista o por algún otro interés del paciente. También tiene la opción de no ser asesorado por ningún especialista y que el paciente sea el encargado de tratar, por sí mismo, la deficiencia visual. Se recoge en el sistema la idea que existe sobre la posibilidad de que un paciente quiera ser asesorado por más de un especialista, en este caso los especialistas elegidos asesorarán y tratarán al paciente.</text:p>
      <text:p text:style-name="Text_20_body">En el caso del tipo de usuario del especialista tendrá una función de asesoramiento y tratamiento del problema visual del paciente. Al igual que ocurre con el tipo de usuario, el paciente, un especialista podrá sugerir, que no elegir, a que un paciente se deje asesorar por este especialista, el usuario tendrá la opción de aceptar o ignorar dicha sugerencia. En el caso contrario, en el que un paciente elija a un especialista para su tratamiento, el especialista no podrá negarse a tratar a dicho paciente.</text:p>
      <text:p text:style-name="Text_20_body">La relación que estos dos tipos de usuario comparten, además de la relación obvia médico paciente<text:note text:id="ftn1" text:note-class="footnote"><text:note-citation>2</text:note-citation><text:note-body><text:p text:style-name="Footnote">La relación entre el médico y su paciente juega un papel muy importante en la práctica de la medicina y es esencial para la provisión de asistencia médica de alta calidad en cuanto al diagnóstico y tratamiento de la enfermedad. La relación entre el médico y su paciente es una de las bases de la ética médica contemporánea y consiste en mantener una relación profesional con los pacientes, conservando su dignidad y respetando su privacidad.</text:p></text:note-body></text:note>, será de intercambio de información para el correcto tratamiento de la limitación visual. Esta relación consistirá en un intercambio de mensajes entre ambos grupos de usuarios, bien para que el especialista envíe alguna recomendación al paciente, para que mande alguna información para una cita física en la consulta del especialista o bien para que el especialista envíe una configuración recomendable del juego al que el paciente debería jugar. Esta comunicación se producirá en ambos sentidos, es decir, el especialista podrá enviar mensajes al paciente y éste podrá enviar mensajes al especialista o especialistas. En el caso de que el paciente no haya elegido a ningún especialista, no existirá relación alguna entre ambos, salvo la de alguna petición de seguimiento por parte de algún especialista, petición que puede ser aceptada o ignorada por parte del paciente.</text:p>
      <text:p text:style-name="Text_20_body">El sistema contará con un histórico con todas las novedades de los pacientes y especialistas que se encuentran registrados en el sistema. Estas novedades consistirán en: cuando se haya comenzado por parte de algún usuario <text:s/>el ingreso o abandono de alguna sesión, es decir, si ha <text:soft-page-break/>entrado o dejado el sistema o si se ha realizado alguna baja o alta en el sistema.</text:p>
      <text:p text:style-name="Text_20_body">Otro tipo de información importante y de gran relevancia en el desarrollo de la aplicación web será la relacionada con los juegos, herramienta principal para el tratamiento de las deficiencias visuales. Estos juegos tienen un papel fundamental en el sistema y su correcto tratamiento será esencial para la evolución en el tratamiento del paciente. La información de un juego vendrá determinada por una hoja de configuración, adaptada y preestablecida para cada juego, y los resultados que se obtengan de la interacción del paciente con dicho juego. La relación que mantienen los juegos con los grupos de usuarios de especialistas consiste en que los especialistas podrán aconsejar a que un determinado paciente practique con un juego con una determinada configuración que el especialista ve aconsejable para la evolución del paciente, éste podrá aceptar o no esta configuración, tanto en el caso de que acepte o rechace esta configuración se le comunicará al especialista esta opción. La relación que el grupo de usuario de pacientes tiene con el juego consiste el resultado que se obtiene tras la interacción del paciente con el juego, esta información será devuelta al especialista para su posterior estudio y adaptación de nuevas configuraciones de juegos para la evolución del paciente.</text:p>
      <text:p text:style-name="Text_20_body">Debido a la característica fundamental en la que se basa el sistema de diseño adaptativo tendremos una nueva entidad cuya recopilación de información será muy importante, se trata sobre información de las pantallas de los dispositivos en los que el paciente va a ejecutar los juegos. La aplicación web que se desarrolla podrá ser ejecutada en múltiples dispositivos con diferentes resoluciones de pantalla, factor que determinará en gran medida la puntuación que el paciente consiga con los juegos, por ejemplo, con una pantalla pequeña la puntuación que se va a conseguir será menor que con una más grande, igual que con un dispositivo táctil la puntuación que se consigue será diferente a la que se consiga con otro en el que haya que manejar alguna interfaz, como por ejemplo un ratón de ordenador.</text:p>
      <text:h text:style-name="Heading_20_3" text:outline-level="3">Usuarios</text:h>
      <text:p text:style-name="Text_20_body">A continuación describiremos toda la información referente a los dos grupos de usuarios que el sistema necesita manejar.</text:p>
      <text:list xml:id="list31395029" text:style-name="L1">
        <text:list-item>
          <text:list>
            <text:list-item>
              <text:list>
                <text:list-item>
                  <text:list>
                    <text:list-item>
                      <text:h text:style-name="P25" text:outline-level="4">Paciente</text:h>
                    </text:list-item>
                  </text:list>
                </text:list-item>
              </text:list>
            </text:list-item>
          </text:list>
        </text:list-item>
      </text:list>
      <text:p text:style-name="Text_20_body">Con respecto al grupo de usuario de tipo paciente almacenaremos todos sus datos personales, con previsión de un futuro uso comercial, como por ejemplo, el envío a su domicilio de información de algún producto para el tratamiento de enfermedades visuales.</text:p>
      <text:p text:style-name="Text_20_body">Para facilitar el acceso del paciente al sistema, la mayoría de los datos <text:s/>serán prescindibles con la opción de que el paciente pueda completar los datos de su perfil más adelante, si así lo desea. A continuación se enumeran los datos que el sistema va a manejar.</text:p>
      <text:list xml:id="list31589770" text:style-name="L2">
        <text:list-item>
          <text:p text:style-name="P7">Nombre: <text:span text:style-name="T11">Cadena de caracteres que representa el nombre del usuario. </text:span><text:span text:style-name="T2">[Obligatorio]</text:span></text:p>
        </text:list-item>
        <text:list-item>
          <text:p text:style-name="P9"><text:span text:style-name="T13">Apellidos: </text:span><text:span text:style-name="T11">Cadena de caracteres dónde se indican los apellidos.</text:span><text:span text:style-name="T2"> [Obligatorio]</text:span></text:p>
        </text:list-item>
        <text:list-item>
          <text:p text:style-name="P7">NIF: <text:span text:style-name="T11">Cadena de caracteres de longitud 9, de los cuales los 8 primeros serán números y el último una letra. </text:span><text:span text:style-name="T2">[No obligatorio]</text:span></text:p>
        </text:list-item>
        <text:list-item>
          <text:p text:style-name="P7">Teléfono: <text:span text:style-name="T11">Entero de 9 dígitos. </text:span><text:span text:style-name="T2">[No obligatorio]</text:span></text:p>
        </text:list-item>
        <text:list-item>
          <text:p text:style-name="P7">Correo electrónico: <text:span text:style-name="T11">Cadena de caracteres que empieza por uno o más caracteres distintos de “@”, seguidos de una “@”, después una sucesión de caracteres seguidos de un “.” y finalmente una o más letras. </text:span><text:span text:style-name="T2">[Obligatorio]</text:span></text:p>
        </text:list-item>
        <text:list-item>
          <text:p text:style-name="P7"><text:soft-page-break/>Dirección: <text:span text:style-name="T11">Cadena de caracteres que representa la dirección del paciente. </text:span><text:span text:style-name="T2">[No obligatorio]</text:span></text:p>
        </text:list-item>
        <text:list-item>
          <text:p text:style-name="P7">Localidad: <text:span text:style-name="T11">Cadena de caracteres que representa la localidad. </text:span><text:span text:style-name="T2">[No obligatorio]</text:span></text:p>
        </text:list-item>
        <text:list-item>
          <text:p text:style-name="P7">Código postal: <text:span text:style-name="T11">Entero de 5 dígitos. </text:span><text:span text:style-name="T2">[No obligatorio]</text:span></text:p>
        </text:list-item>
        <text:list-item>
          <text:p text:style-name="P7"><text:span text:style-name="T3">Contraseña:</text:span><text:span text:style-name="T4"> Cadena alfanumérica con una longitud mínima de 6 caracteres.</text:span><text:span text:style-name="T2"> [Obligatorio]</text:span></text:p>
        </text:list-item>
        <text:list-item>
          <text:p text:style-name="P11">Fecha de registro: <text:span text:style-name="T11">Fecha en la que el paciente se ha registrado en el sistema, ésta se rellenará automáticamente por dicho sistema. </text:span><text:span text:style-name="T2">[Obligatorio]</text:span></text:p>
        </text:list-item>
      </text:list>
      <text:p text:style-name="P10"><text:span text:style-name="T11">De todos los datos que se van a manejar, solo los datos obligatorios serán imprescindibles para el registro y posterior acceso del paciente al sistema, el resto de información puede ser rellenada posteriormente a elección del paciente.</text:span></text:p>
      <text:p text:style-name="P10"><text:span text:style-name="T11">El dato más importante para el acceso al sistema será el correo electrónico, además de la contraseña. El correo identificara unívocamente al paciente a partir del momento en el que éste accede al sistema y durante todo el tiempo que este permanezca en él.</text:span></text:p>
      <text:list xml:id="list33491932" text:continue-list="list31395029" text:style-name="L1">
        <text:list-item>
          <text:list>
            <text:list-item>
              <text:list>
                <text:list-item>
                  <text:list>
                    <text:list-item>
                      <text:h text:style-name="P25" text:outline-level="4">Especialista</text:h>
                    </text:list-item>
                  </text:list>
                </text:list-item>
              </text:list>
            </text:list-item>
          </text:list>
        </text:list-item>
      </text:list>
      <text:p text:style-name="Text_20_body">Al igual que en el requisito de información del paciente, comentado en el apartado anterior, el sistema almacenará toda la información relacionada con el especialista y la empresa en la que trabaja.</text:p>
      <text:p text:style-name="Text_20_body">En este caso todos los datos relacionados con el especialista serán obligatorios, obligando así a que el paciente pueda tener disponible toda la información vinculada al especialista que tratará su deficiencia visual.</text:p>
      <text:p text:style-name="Text_20_body">A continuación se enumeran todos los datos que el sistema necesitará manejar vinculados con el especialista.</text:p>
      <text:list xml:id="list33482377" text:continue-list="list31589770" text:style-name="L2">
        <text:list-item>
          <text:p text:style-name="P7">Nombre: <text:span text:style-name="T11">Cadena de caracteres que representa el nombre del usuario.</text:span></text:p>
        </text:list-item>
        <text:list-item>
          <text:p text:style-name="P9"><text:span text:style-name="T13">Apellidos: </text:span><text:span text:style-name="T11">Cadena de caracteres dónde se indican los apellidos.</text:span></text:p>
        </text:list-item>
        <text:list-item>
          <text:p text:style-name="P9"><text:span text:style-name="T6">Nombre de la empresa: </text:span><text:span text:style-name="T4">Cadena de caracteres que representa el nombre de la empresa del especialista.</text:span></text:p>
        </text:list-item>
        <text:list-item>
          <text:p text:style-name="P7">CIF: <text:span text:style-name="T11">Cadena de caracteres de longitud 9, de los cuales el primer carácter será una letra y <text:s/>los 8 restantes serán números</text:span><text:span text:style-name="T2">.</text:span></text:p>
        </text:list-item>
        <text:list-item>
          <text:p text:style-name="P7">Teléfono: <text:span text:style-name="T11">Entero de 9 dígitos.</text:span></text:p>
        </text:list-item>
        <text:list-item>
          <text:p text:style-name="P7">Correo electrónico: <text:span text:style-name="T11">Cadena de caracteres que empieza por uno o más caracteres distintos de “@”, seguidos de una “@”, después una sucesión de caracteres seguidos de un “.” y finalmente una o más letras.</text:span></text:p>
        </text:list-item>
        <text:list-item>
          <text:p text:style-name="P7">Dirección: <text:span text:style-name="T11">Cadena de caracteres que representa la dirección del especialista.</text:span></text:p>
        </text:list-item>
        <text:list-item>
          <text:p text:style-name="P7">Localidad: <text:span text:style-name="T11">Cadena de caracteres que representa la localidad.</text:span></text:p>
        </text:list-item>
        <text:list-item>
          <text:p text:style-name="P7">Código postal: <text:span text:style-name="T11">Entero de 5 dígitos.</text:span></text:p>
        </text:list-item>
        <text:list-item>
          <text:p text:style-name="P7"><text:span text:style-name="T3">Contraseña:</text:span><text:span text:style-name="T4"> Cadena alfanumérica con una longitud mínima de 6 caracteres.</text:span></text:p>
        </text:list-item>
        <text:list-item>
          <text:p text:style-name="P11">Fecha de registro:<text:span text:style-name="T4"> </text:span><text:span text:style-name="T11">Fecha en la que el especialista se ha registrado en el sistema, ésta se rellenará automáticamente por dicho sistema.</text:span></text:p>
        </text:list-item>
      </text:list>
      <text:p text:style-name="P6"><text:span text:style-name="T4">Al igual que ocurre con el paciente, el especialista también se identificará unívocamente a través </text:span><text:soft-page-break/><text:span text:style-name="T4">de su correo electrónico, permitiendo el acceso al sistema con el uso de éste además de su contraseña.</text:span></text:p>
      <text:h text:style-name="Heading_20_3" text:outline-level="3"><text:span text:style-name="T4">Histórico del sistema</text:span></text:h>
      <text:list xml:id="list33493676" text:continue-list="list33491932" text:style-name="L1">
        <text:list-item>
          <text:list>
            <text:list-item>
              <text:list>
                <text:list-item>
                  <text:list>
                    <text:list-item>
                      <text:h text:style-name="P27" text:outline-level="4"><text:span text:style-name="T10">Histórico</text:span></text:h>
                    </text:list-item>
                  </text:list>
                </text:list-item>
              </text:list>
            </text:list-item>
          </text:list>
        </text:list-item>
      </text:list>
      <text:p text:style-name="P6"><text:span text:style-name="T4">Como se ha comentado en el apartado de </text:span><text:span text:style-name="T4"><text:bookmark-ref text:reference-format="text" text:ref-name="__RefHeading__1064_1807624222">Requisitos de información</text:bookmark-ref></text:span><text:span text:style-name="T4"> de la pág. </text:span><text:span text:style-name="T4"><text:bookmark-ref text:reference-format="page" text:ref-name="__RefHeading__1064_1807624222">2</text:bookmark-ref></text:span><text:span text:style-name="T4">, el se diseñará <text:s/>un pequeño apartado, actualizado continuamente, donde se recogerán todas las novedades de las acciones que los pacientes y especialistas están realizando. Estas novedades, junto con acciones que se describirán en apartados posteriores servirán, por ejemplo, para mantener informado en todo momento al especialista de las acciones que está tomando el paciente.</text:span></text:p>
      <text:p text:style-name="P6"><text:span text:style-name="T4">La información que el sistema necesita manejar de este histórico se describe a continuación.</text:span></text:p>
      <text:list xml:id="list32448227" text:style-name="L4">
        <text:list-item>
          <text:p text:style-name="P12"><text:span text:style-name="T6">Identificación del usuario:</text:span><text:span text:style-name="T4"> Cadena que identifica al paciente que ha generado el evento.</text:span></text:p>
        </text:list-item>
        <text:list-item>
          <text:p text:style-name="P12"><text:span text:style-name="T7">Descripción: </text:span><text:span text:style-name="T4">Texto descriptivo sobre la acción de uno de los usuarios.</text:span></text:p>
        </text:list-item>
        <text:list-item>
          <text:p text:style-name="P12"><text:span text:style-name="T6">Fecha:</text:span><text:span text:style-name="T4"> Indica el día y hora a la que se ha generado dicho evento.</text:span></text:p>
        </text:list-item>
      </text:list>
      <text:h text:style-name="Heading_20_3" text:outline-level="3">Juegos</text:h>
      <text:p text:style-name="Text_20_body">A continuación describiremos toda la información que el sistema necesitará manejar para la ejecución de los juegos.</text:p>
      <text:list xml:id="list33481929" text:continue-list="list33493676" text:style-name="L1">
        <text:list-item>
          <text:list>
            <text:list-item>
              <text:list>
                <text:list-item>
                  <text:list>
                    <text:list-item>
                      <text:h text:style-name="P26" text:outline-level="4">Juego</text:h>
                    </text:list-item>
                  </text:list>
                </text:list-item>
              </text:list>
            </text:list-item>
          </text:list>
        </text:list-item>
      </text:list>
      <text:p text:style-name="P1"><text:span text:style-name="T14">A continuación se describirá la información que el sistema necesitará manejar relacionada con cada juego. En primero lugar cada juego necesitará de una configuración, ésta será independiente a cada juego y está detallada en los apartados dónde se describe cada juego, también necesitaremos manejar los resultados, comentados en los apartados de descripción de cada juego, que se consiguen tras la interacción del paciente con el juego además de datos relacionados con la fecha y hora en la que el paciente ha jugado a un determinado juego. Estos datos se enumeran a continuación.</text:span></text:p>
      <text:list xml:id="list32649303" text:style-name="L5">
        <text:list-item>
          <text:p text:style-name="P8"><text:span text:style-name="T15">Identificación del juego: </text:span><text:span text:style-name="T16">Cadena identificativa del juego (</text:span><text:span text:style-name="T17">pong, tetris </text:span><text:span text:style-name="T18">o</text:span><text:span text:style-name="T17"> dragMe</text:span><text:span text:style-name="T18">).</text:span></text:p>
        </text:list-item>
        <text:list-item>
          <text:p text:style-name="P8"><text:span text:style-name="T15">Hoja de configuración: </text:span><text:span text:style-name="T16">Estructura de datos con toda la información necesaria para la inicialización y configuración del juego.</text:span></text:p>
        </text:list-item>
        <text:list-item>
          <text:p text:style-name="P8"><text:span text:style-name="T15">Identificación del usuario que completa la hoja de configuración: </text:span><text:span text:style-name="T16">Cadena que identifica al usuario que ha rellenado la hoja de configuración del juego, esta puede ser rellenada por un especialista y aceptada por el paciente o bien rellenada directamente por cualquier paciente.</text:span></text:p>
        </text:list-item>
        <text:list-item>
          <text:p text:style-name="P8"><text:span text:style-name="T15">Puntuación: </text:span><text:span text:style-name="T16">Estructura de datos con los puntuación resultante de la ejecución del juego por parte del paciente.</text:span></text:p>
        </text:list-item>
        <text:list-item>
          <text:p text:style-name="P8"><text:span text:style-name="T15">Fecha y hora: </text:span><text:span text:style-name="T16">Fecha en la que ha tenido lugar la ejecución del juego.</text:span></text:p>
        </text:list-item>
      </text:list>
      <text:h text:style-name="Heading_20_3" text:outline-level="3">Pantallas</text:h>
      <text:p text:style-name="Text_20_body">A continuación describiremos toda la información que el sistema necesitará manejar para la ejecución de los juegos sobre la pantalla en la que se ejecute el juego.</text:p>
      <text:list xml:id="list33491499" text:continue-list="list33481929" text:style-name="L1">
        <text:list-item>
          <text:list>
            <text:list-item>
              <text:list>
                <text:list-item>
                  <text:list>
                    <text:list-item>
                      <text:h text:style-name="P26" text:outline-level="4"><text:soft-page-break/>Pantalla</text:h>
                    </text:list-item>
                  </text:list>
                </text:list-item>
              </text:list>
            </text:list-item>
          </text:list>
        </text:list-item>
      </text:list>
      <text:p text:style-name="P1"><text:span text:style-name="T14">Como se ha comentado anteriormente es muy importante tener constancia de la pantalla en la que se va a llevar la ejecución del juego, pues de ésta dependerá la puntuación que se consiga, tal y como se comentó en el apartado d</text:span><text:span text:style-name="T5">e </text:span><text:span text:style-name="T5"><text:bookmark-ref text:reference-format="text" text:ref-name="__RefHeading__1064_1807624222">Requisitos de información</text:bookmark-ref></text:span><text:span text:style-name="T5"> de la pág. </text:span><text:span text:style-name="T5"><text:bookmark-ref text:reference-format="page" text:ref-name="__RefHeading__1064_1807624222">2</text:bookmark-ref></text:span><text:span text:style-name="T5">. La información que necesitamos es muy simple y se enumera a continuación.</text:span></text:p>
      <text:list xml:id="list33222961" text:style-name="L6">
        <text:list-item>
          <text:p text:style-name="P13"><text:span text:style-name="T19">Identificación de pantalla:</text:span><text:span text:style-name="T18"> Cadena de caracteres identificativa de cada pantalla.</text:span></text:p>
        </text:list-item>
        <text:list-item>
          <text:p text:style-name="P2"><text:span text:style-name="T8">Ancho:</text:span><text:span text:style-name="T5"> Valor real de la anchura de la pantalla.</text:span></text:p>
        </text:list-item>
        <text:list-item>
          <text:p text:style-name="P2"><text:span text:style-name="T8">Alto:</text:span><text:span text:style-name="T5"> Valor real de la altura de la pantalla.</text:span></text:p>
        </text:list-item>
      </text:list>
      <text:p text:style-name="P1"><text:span text:style-name="T5">Cada pantalla será identificada unívocamente por su identificador permitiendo al usuario tener múltiples pantallas y poder ejecutar el juego en cada una de ellas.</text:span></text:p>
      <text:h text:style-name="Heading_20_3" text:outline-level="3">Mensajes</text:h>
      <text:p text:style-name="Text_20_body">Describimos a continuación los diferentes mensajes que se pueden intercambiar los usuarios y toda la información indispensable para el sistema.</text:p>
      <text:list xml:id="list33499481" text:continue-list="list33491499" text:style-name="L1">
        <text:list-item>
          <text:list>
            <text:list-item>
              <text:list>
                <text:list-item>
                  <text:list>
                    <text:list-item>
                      <text:h text:style-name="P27" text:outline-level="4"><text:span text:style-name="T9">Solicitud</text:span></text:h>
                    </text:list-item>
                  </text:list>
                </text:list-item>
              </text:list>
            </text:list-item>
          </text:list>
        </text:list-item>
      </text:list>
      <text:p text:style-name="P1"><text:span text:style-name="T14">Consiste en una petición para que el paciente sea asistido por un especialista o para que un especialista pueda asistir a un paciente. La diferencia entre ambos es que un paciente puede aceptar o ignorar a un especialista pero un especialista no puede ignorar a un paciente. La información que el sistema va a manejar se enumera a continuación.</text:span></text:p>
      <text:list xml:id="list33270818" text:style-name="L7">
        <text:list-item>
          <text:p text:style-name="P3"><text:span text:style-name="T14">Emisor: </text:span><text:span text:style-name="T12">Cadena con la identificación del usuario que envía la solicitud.</text:span></text:p>
        </text:list-item>
        <text:list-item>
          <text:p text:style-name="P3"><text:span text:style-name="T14">Receptor: </text:span><text:span text:style-name="T12">Cadena con la identificación del usuario al que va destinada la solicitud.</text:span></text:p>
        </text:list-item>
      </text:list>
      <text:list xml:id="list33502874" text:continue-list="list33499481" text:style-name="L1">
        <text:list-item>
          <text:list>
            <text:list-item>
              <text:list>
                <text:list-item>
                  <text:list>
                    <text:list-item>
                      <text:h text:style-name="P27" text:outline-level="4">S<text:span text:style-name="T9">ugerencia de juego</text:span></text:h>
                    </text:list-item>
                  </text:list>
                </text:list-item>
              </text:list>
            </text:list-item>
          </text:list>
        </text:list-item>
      </text:list>
      <text:p text:style-name="P5">Esta sugerencia de juego tendrá lugar por parte del especialista que tras haber estudiado el caso del paciente puede recomendarle un juego al que jugar con una determinada configuración. Estos datos se enumeran a continuación.</text:p>
      <text:list xml:id="list33506427" text:continue-list="list33270818" text:style-name="L7">
        <text:list-item>
          <text:p text:style-name="P3"><text:span text:style-name="T14">Emisor: </text:span><text:span text:style-name="T12">Cadena con la identificación del especialista que envía la sugerencia de juego.</text:span></text:p>
        </text:list-item>
        <text:list-item>
          <text:p text:style-name="P4">Receptor: <text:span text:style-name="T11">Cadena con la identificación del paciente al que va destinada la sugerencia.</text:span></text:p>
        </text:list-item>
        <text:list-item>
          <text:p text:style-name="P4">Hoja de configuración: <text:span text:style-name="T11">Estructura de datos con toda la configuración necesaria para la ejecución del juego.</text:span></text:p>
        </text:list-item>
        <text:list-item>
          <text:p text:style-name="P4">Fecha y hora:<text:span text:style-name="T11"> Fecha en la que ha tenido lugar el envío de la sugerencia.</text:span></text:p>
        </text:list-item>
      </text:list>
      <text:list xml:id="list33511461" text:continue-list="list33502874" text:style-name="L1">
        <text:list-item>
          <text:list>
            <text:list-item>
              <text:list>
                <text:list-item>
                  <text:list>
                    <text:list-item>
                      <text:h text:style-name="P26" text:outline-level="4">Comentario</text:h>
                    </text:list-item>
                  </text:list>
                </text:list-item>
              </text:list>
            </text:list-item>
          </text:list>
        </text:list-item>
      </text:list>
      <text:p text:style-name="P14"><text:span text:style-name="T14">Este mensaje consiste en un intercambio de mensajes con información de cualquier tipo, puede ser enviada tanto por el especialista como por el paciente. Los datos que le son necesarios al sistema se enumeran a continuación.</text:span></text:p>
      <text:list xml:id="list33491640" text:continue-list="list33506427" text:style-name="L7">
        <text:list-item>
          <text:p text:style-name="P3"><text:span text:style-name="T14">Emisor: </text:span><text:span text:style-name="T12">Cadena con la identificación del especialista que envía el comentario.</text:span></text:p>
        </text:list-item>
        <text:list-item>
          <text:p text:style-name="P4">Receptor: <text:span text:style-name="T11">Cadena con la identificación del paciente al que va destinado el comentario.</text:span></text:p>
        </text:list-item>
        <text:list-item>
          <text:p text:style-name="P4">Texto: <text:span text:style-name="T11">Texto con el mensaje que va desde el emisor al receptor.</text:span></text:p>
        </text:list-item>
        <text:list-item>
          <text:p text:style-name="P4"><text:soft-page-break/>Fecha y hora:<text:span text:style-name="T11"> Fecha en la que ha tenido lugar el envío del comentario.</text:span></text:p>
        </text:list-item>
      </text:list>
      <text:h text:style-name="Heading_20_2" text:outline-level="2"><text:span text:style-name="T11">Requisitos funcionales</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Predeterminado"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draw:opacity draw:name="Transparency_20_1" draw:display-name="Transparency 1" draw:style="linear" draw:start="100%" draw:end="0%" draw:angle="0" draw:border="0%"/>
    <draw:opacity draw:name="Transparency_20_21" draw:display-name="Transparency 21" draw:style="linear" draw:start="100%" draw:end="0%" draw:angle="517" draw:border="15%"/>
    <draw:marker draw:name="Arrow" svg:viewBox="0 0 20 30" svg:d="m10 0-10 30h20z"/>
    <draw:stroke-dash draw:name="Fine_20_Dashed" draw:display-name="Fine Dashed" draw:style="rect" draw:dots1="1" draw:dots1-length="0.288cm" draw:dots2="1" draw:dots2-length="0.288cm" draw:distance="0.288cm"/>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master-page-name="">
      <style:paragraph-properties fo:margin-left="0cm" fo:margin-right="0cm" fo:margin-top="0cm" fo:margin-bottom="0.212cm" fo:text-align="justify" style:justify-single-word="false" fo:text-indent="0cm" style:auto-text-indent="true" style:page-number="auto"/>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exto_5f_portada" style:display-name="Texto_portada" style:family="paragraph" style:parent-style-name="Standard" style:class="tex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ítulo_5f_portada" style:display-name="Título_portada" style:family="paragraph" style:parent-style-name="Title" style:class="text">
      <style:text-properties fo:font-variant="small-caps" fo:font-size="26pt"/>
    </style:style>
    <style:style style:name="Subtítulo_5f_portada" style:display-name="Subtítulo_portada" style:family="paragraph" style:parent-style-name="Título_5f_portada" style:class="text" style:master-page-name="">
      <style:paragraph-properties style:page-number="auto"/>
      <style:text-properties fo:font-size="20pt"/>
    </style:style>
    <style:style style:name="Universidad_5f_portada" style:display-name="Universidad_portada" style:family="paragraph" style:parent-style-name="Standard" style:class="text" style:master-page-name="">
      <style:paragraph-properties fo:text-align="center" style:justify-single-word="false" style:page-number="auto" fo:background-color="transparent" style:shadow="none">
        <style:tab-stops/>
        <style:background-image/>
      </style:paragraph-properties>
      <style:text-properties fo:font-variant="small-caps" fo:font-size="16pt" fo:font-weight="bold" style:font-size-asian="10.5pt"/>
    </style:style>
    <style:style style:name="EPS_5f_portada" style:display-name="EPS_portada" style:family="paragraph" style:parent-style-name="Universidad_5f_portada" style:class="text">
      <style:text-properties fo:font-size="14pt" style:font-size-asian="10.5pt"/>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Requsito_20_de_20_información" style:display-name="Requsito de información" style:family="paragraph" style:parent-style-name="Heading" style:next-style-name="Text_20_body" style:default-outline-level="4" style:list-style-name="" style:class="text">
      <style:paragraph-properties>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prefix=" " style:num-suffix=" "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4" style:display-name="Numbering 4">
      <text:list-level-style-number text:level="1" text:style-name="Numbering_20_Symbols" style:num-prefix=" " style:num-suffix=" "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space" fo:text-indent="-0.499cm" fo:margin-left="5.001cm"/>
        </style:list-level-properties>
      </text:list-level-style-number>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3H41M13S</meta:editing-duration>
    <meta:editing-cycles>9</meta:editing-cycles>
    <meta:generator>OpenOffice.org/3.3$Win32 OpenOffice.org_project/330m20$Build-9567</meta:generator>
    <dc:date>2014-01-27T13:34:10.16</dc:date>
    <dc:creator>Manuel Navarro Pérez</dc:creator>
    <meta:document-statistic meta:table-count="0" meta:image-count="0" meta:object-count="0" meta:page-count="7" meta:paragraph-count="114" meta:word-count="2519" meta:character-count="15447"/>
    <meta:user-defined meta:name="Info 1"/>
    <meta:user-defined meta:name="Info 2"/>
    <meta:user-defined meta:name="Info 3"/>
    <meta:user-defined meta:name="Info 4"/>
  </office:meta>
</office:document-meta>
</file>